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ato" svg:font-family="Lato"/>
    <style:font-face style:name="SFMono-Regular" svg:font-family="SFMono-Regular, Consolas, 'Liberation Mono', Menlo, Courier, monospace"/>
    <style:font-face style:name="andale mono" svg:font-family="'andale mono', 'lucida console', monospace"/>
    <style:font-face style:name="inherit" svg:font-family="inherit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a9e7" officeooo:paragraph-rsid="000ea9e7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ea9e7" officeooo:paragraph-rsid="000ea9e7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10c7d6" officeooo:paragraph-rsid="0010c7d6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0ea9e7" officeooo:paragraph-rsid="000ea9e7" style:font-weight-asian="normal" style:font-weight-complex="normal"/>
    </style:style>
    <style:style style:name="P5" style:family="paragraph" style:parent-style-name="Standard">
      <style:text-properties officeooo:paragraph-rsid="0010c7d6"/>
    </style:style>
    <style:style style:name="P6" style:family="paragraph" style:parent-style-name="Standard">
      <style:text-properties fo:font-size="10pt" style:text-underline-style="none" officeooo:rsid="0010c7d6" officeooo:paragraph-rsid="0010c7d6" style:font-size-asian="8.75pt" style:font-size-complex="10pt"/>
    </style:style>
    <style:style style:name="P7" style:family="paragraph" style:parent-style-name="Standard">
      <style:text-properties fo:font-size="10pt" style:text-underline-style="none" fo:font-weight="normal" officeooo:rsid="0010c7d6" officeooo:paragraph-rsid="0010c7d6" style:font-size-asian="8.75pt" style:font-weight-asian="normal" style:font-size-complex="10pt" style:font-weight-complex="normal"/>
    </style:style>
    <style:style style:name="P8" style:family="paragraph" style:parent-style-name="Standard">
      <style:text-properties fo:font-size="10pt" style:text-underline-style="none" fo:font-weight="normal" officeooo:rsid="0015bf92" officeooo:paragraph-rsid="0010c7d6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text-underline-style="none" fo:font-weight="normal" officeooo:rsid="000ea9e7" officeooo:paragraph-rsid="000ea9e7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f12f9" officeooo:paragraph-rsid="000ea9e7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0c7d6" officeooo:paragraph-rsid="0010c7d6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9e166" officeooo:paragraph-rsid="0019e166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facd4" officeooo:paragraph-rsid="001facd4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043d1" officeooo:paragraph-rsid="002043d1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27c25" officeooo:paragraph-rsid="00227c25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3cf6b" officeooo:paragraph-rsid="00227c25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4d94c" officeooo:paragraph-rsid="0024d94c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73a4f" officeooo:paragraph-rsid="00273a4f" style:font-weight-asian="normal" style:font-weight-complex="normal"/>
    </style:style>
    <style:style style:name="P19" style:family="paragraph" style:parent-style-name="Standard">
      <style:text-properties fo:font-size="9pt" style:text-underline-style="none" fo:font-weight="normal" officeooo:rsid="0010c7d6" officeooo:paragraph-rsid="0010c7d6" style:font-size-asian="9pt" style:font-weight-asian="normal" style:font-size-complex="9pt" style:font-weight-complex="normal"/>
    </style:style>
    <style:style style:name="P20" style:family="paragraph" style:parent-style-name="Standard">
      <style:text-properties officeooo:rsid="001b6316" officeooo:paragraph-rsid="004dec56"/>
    </style:style>
    <style:style style:name="P21" style:family="paragraph" style:parent-style-name="Standard">
      <style:text-properties officeooo:rsid="001d4e33" officeooo:paragraph-rsid="004dec56"/>
    </style:style>
    <style:style style:name="P2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8574e" officeooo:paragraph-rsid="0018574e" style:font-weight-asian="normal" style:font-weight-complex="normal"/>
    </style:style>
    <style:style style:name="P2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9e166" officeooo:paragraph-rsid="0019e166" style:font-weight-asian="normal" style:font-weight-complex="normal"/>
    </style:style>
    <style:style style:name="P2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3cf6b" officeooo:paragraph-rsid="0023cf6b" style:font-weight-asian="normal" style:font-weight-complex="normal"/>
    </style:style>
    <style:style style:name="P2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3cf6b" officeooo:paragraph-rsid="002cdc72" style:font-weight-asian="normal" style:font-weight-complex="normal"/>
    </style:style>
    <style:style style:name="P2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94a41" officeooo:paragraph-rsid="00294a41" style:font-weight-asian="normal" style:font-weight-complex="normal"/>
    </style:style>
    <style:style style:name="P2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daab0" officeooo:paragraph-rsid="002daab0" style:font-weight-asian="normal" style:font-weight-complex="normal"/>
    </style:style>
    <style:style style:name="P2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f0cfc" officeooo:paragraph-rsid="002f0cfc" style:font-weight-asian="normal" style:font-weight-complex="normal"/>
    </style:style>
    <style:style style:name="P2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02a46" officeooo:paragraph-rsid="00302a46" style:font-weight-asian="normal" style:font-weight-complex="normal"/>
    </style:style>
    <style:style style:name="P3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1935e" officeooo:paragraph-rsid="0031935e" style:font-weight-asian="normal" style:font-weight-complex="normal"/>
    </style:style>
    <style:style style:name="P3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65298" officeooo:paragraph-rsid="00365298" style:font-weight-asian="normal" style:font-weight-complex="normal"/>
    </style:style>
    <style:style style:name="P3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6e023" officeooo:paragraph-rsid="0036e023" style:font-weight-asian="normal" style:font-weight-complex="normal"/>
    </style:style>
    <style:style style:name="P3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7304e" officeooo:paragraph-rsid="0037304e" style:font-weight-asian="normal" style:font-weight-complex="normal"/>
    </style:style>
    <style:style style:name="P3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7ea48" officeooo:paragraph-rsid="0037ea48" style:font-weight-asian="normal" style:font-weight-complex="normal"/>
    </style:style>
    <style:style style:name="P3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81e41" officeooo:paragraph-rsid="00381e41" style:font-weight-asian="normal" style:font-weight-complex="normal"/>
    </style:style>
    <style:style style:name="P3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9ea18" officeooo:paragraph-rsid="0039ea18" style:font-weight-asian="normal" style:font-weight-complex="normal"/>
    </style:style>
    <style:style style:name="P3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bcd9b" officeooo:paragraph-rsid="003bcd9b" style:font-weight-asian="normal" style:font-weight-complex="normal"/>
    </style:style>
    <style:style style:name="P3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c95a0" officeooo:paragraph-rsid="003c95a0" style:font-weight-asian="normal" style:font-weight-complex="normal"/>
    </style:style>
    <style:style style:name="P3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c95a0" officeooo:paragraph-rsid="004fba57" style:font-weight-asian="normal" style:font-weight-complex="normal"/>
    </style:style>
    <style:style style:name="P4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eecdd" officeooo:paragraph-rsid="003eecdd" style:font-weight-asian="normal" style:font-weight-complex="normal"/>
    </style:style>
    <style:style style:name="P4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f6b26" officeooo:paragraph-rsid="003f6b26" style:font-weight-asian="normal" style:font-weight-complex="normal"/>
    </style:style>
    <style:style style:name="P4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16003" officeooo:paragraph-rsid="00416003" style:font-weight-asian="normal" style:font-weight-complex="normal"/>
    </style:style>
    <style:style style:name="P4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2f230" officeooo:paragraph-rsid="0042f230" style:font-weight-asian="normal" style:font-weight-complex="normal"/>
    </style:style>
    <style:style style:name="P4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2f230" officeooo:paragraph-rsid="004fba57" style:font-weight-asian="normal" style:font-weight-complex="normal"/>
    </style:style>
    <style:style style:name="P4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4ee5f" officeooo:paragraph-rsid="0044ee5f" style:font-weight-asian="normal" style:font-weight-complex="normal"/>
    </style:style>
    <style:style style:name="P4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6a953" officeooo:paragraph-rsid="0046a953" style:font-weight-asian="normal" style:font-weight-complex="normal"/>
    </style:style>
    <style:style style:name="P4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6a953" officeooo:paragraph-rsid="004b708e" style:font-weight-asian="normal" style:font-weight-complex="normal"/>
    </style:style>
    <style:style style:name="P4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7ec4b" officeooo:paragraph-rsid="0047ec4b" style:font-weight-asian="normal" style:font-weight-complex="normal"/>
    </style:style>
    <style:style style:name="P4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9dd98" officeooo:paragraph-rsid="0049dd98" style:font-weight-asian="normal" style:font-weight-complex="normal"/>
    </style:style>
    <style:style style:name="P5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a457c" officeooo:paragraph-rsid="004a457c" style:font-weight-asian="normal" style:font-weight-complex="normal"/>
    </style:style>
    <style:style style:name="P5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a5630" officeooo:paragraph-rsid="004a5630" style:font-weight-asian="normal" style:font-weight-complex="normal"/>
    </style:style>
    <style:style style:name="P5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b708e" officeooo:paragraph-rsid="004b708e" style:font-weight-asian="normal" style:font-weight-complex="normal"/>
    </style:style>
    <style:style style:name="P5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6794e" officeooo:paragraph-rsid="004dec56" style:font-weight-asian="normal" style:font-weight-complex="normal"/>
    </style:style>
    <style:style style:name="P5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eb214" officeooo:paragraph-rsid="004dec56" style:font-weight-asian="normal" style:font-weight-complex="normal"/>
    </style:style>
    <style:style style:name="P5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4f2ec" officeooo:paragraph-rsid="004dec56" style:font-weight-asian="normal" style:font-weight-complex="normal"/>
    </style:style>
    <style:style style:name="P5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83282" officeooo:paragraph-rsid="004dec56" style:font-weight-asian="normal" style:font-weight-complex="normal"/>
    </style:style>
    <style:style style:name="P5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b6316" officeooo:paragraph-rsid="004dec56" style:font-weight-asian="normal" style:font-weight-complex="normal"/>
    </style:style>
    <style:style style:name="P5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b9d8f" officeooo:paragraph-rsid="004dec56" style:font-weight-asian="normal" style:font-weight-complex="normal"/>
    </style:style>
    <style:style style:name="P59" style:family="paragraph" style:parent-style-name="Standard">
      <style:paragraph-properties fo:margin-top="0in" fo:margin-bottom="0in" loext:contextual-spacing="false">
        <style:tab-stops>
          <style:tab-stop style:position="5.389in"/>
        </style:tab-stops>
      </style:paragraph-properties>
      <style:text-properties style:text-underline-style="none" fo:font-weight="normal" officeooo:rsid="001d7e9a" officeooo:paragraph-rsid="004dec56" style:font-weight-asian="normal" style:font-weight-complex="normal"/>
    </style:style>
    <style:style style:name="P6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d7e9a" officeooo:paragraph-rsid="004dec56" style:font-weight-asian="normal" style:font-weight-complex="normal"/>
    </style:style>
    <style:style style:name="P61" style:family="paragraph" style:parent-style-name="Standard">
      <style:paragraph-properties fo:margin-top="0in" fo:margin-bottom="0in" loext:contextual-spacing="false">
        <style:tab-stops>
          <style:tab-stop style:position="5.389in"/>
        </style:tab-stops>
      </style:paragraph-properties>
      <style:text-properties style:text-underline-style="none" fo:font-weight="normal" officeooo:rsid="001ded17" officeooo:paragraph-rsid="004dec56" style:font-weight-asian="normal" style:font-weight-complex="normal"/>
    </style:style>
    <style:style style:name="P62" style:family="paragraph" style:parent-style-name="Standard">
      <style:paragraph-properties fo:margin-top="0in" fo:margin-bottom="0in" loext:contextual-spacing="false">
        <style:tab-stops>
          <style:tab-stop style:position="5.389in"/>
        </style:tab-stops>
      </style:paragraph-properties>
      <style:text-properties style:text-underline-style="none" fo:font-weight="normal" officeooo:rsid="001e6954" officeooo:paragraph-rsid="004dec56" style:font-weight-asian="normal" style:font-weight-complex="normal"/>
    </style:style>
    <style:style style:name="P63" style:family="paragraph" style:parent-style-name="Standard">
      <style:paragraph-properties fo:margin-top="0in" fo:margin-bottom="0in" loext:contextual-spacing="false">
        <style:tab-stops>
          <style:tab-stop style:position="5.389in"/>
        </style:tab-stops>
      </style:paragraph-properties>
      <style:text-properties style:text-underline-style="none" fo:font-weight="normal" officeooo:rsid="001fb0b6" officeooo:paragraph-rsid="004dec56" style:font-weight-asian="normal" style:font-weight-complex="normal"/>
    </style:style>
    <style:style style:name="P6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01271" officeooo:paragraph-rsid="004dec56" style:font-weight-asian="normal" style:font-weight-complex="normal"/>
    </style:style>
    <style:style style:name="P6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1036e" officeooo:paragraph-rsid="004dec56" style:font-weight-asian="normal" style:font-weight-complex="normal"/>
    </style:style>
    <style:style style:name="P6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26d2d" officeooo:paragraph-rsid="004dec56" style:font-weight-asian="normal" style:font-weight-complex="normal"/>
    </style:style>
    <style:style style:name="P6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412dd" officeooo:paragraph-rsid="004dec56" style:font-weight-asian="normal" style:font-weight-complex="normal"/>
    </style:style>
    <style:style style:name="P6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54b60" officeooo:paragraph-rsid="004dec56" style:font-weight-asian="normal" style:font-weight-complex="normal"/>
    </style:style>
    <style:style style:name="P6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a8748" officeooo:paragraph-rsid="004dec56" style:font-weight-asian="normal" style:font-weight-complex="normal"/>
    </style:style>
    <style:style style:name="P7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21015" officeooo:paragraph-rsid="004dec56" style:font-weight-asian="normal" style:font-weight-complex="normal"/>
    </style:style>
    <style:style style:name="P7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fba57" officeooo:paragraph-rsid="004fba57" style:font-weight-asian="normal" style:font-weight-complex="normal"/>
    </style:style>
    <style:style style:name="P7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12cad" officeooo:paragraph-rsid="00512cad" style:font-weight-asian="normal" style:font-weight-complex="normal"/>
    </style:style>
    <style:style style:name="P73" style:family="paragraph" style:parent-style-name="Standard">
      <style:paragraph-properties fo:margin-top="0in" fo:margin-bottom="0in" loext:contextual-spacing="false"/>
      <style:text-properties style:text-underline-style="none" fo:font-weight="bold" officeooo:rsid="0023cf6b" officeooo:paragraph-rsid="0023cf6b" style:font-weight-asian="bold" style:font-weight-complex="bold"/>
    </style:style>
    <style:style style:name="P74" style:family="paragraph" style:parent-style-name="Standard">
      <style:paragraph-properties fo:margin-top="0in" fo:margin-bottom="0in" loext:contextual-spacing="false"/>
      <style:text-properties style:text-underline-style="none" fo:font-weight="bold" officeooo:rsid="004fba57" officeooo:paragraph-rsid="004fba57" style:font-weight-asian="bold" style:font-weight-complex="bold"/>
    </style:style>
    <style:style style:name="P75" style:family="paragraph" style:parent-style-name="Standard">
      <style:paragraph-properties fo:margin-top="0in" fo:margin-bottom="0in" loext:contextual-spacing="false"/>
      <style:text-properties style:text-underline-style="none" fo:font-weight="bold" officeooo:rsid="0039ea18" officeooo:paragraph-rsid="0039ea18" style:font-weight-asian="bold" style:font-weight-complex="bold"/>
    </style:style>
    <style:style style:name="P76" style:family="paragraph" style:parent-style-name="Standard">
      <style:paragraph-properties fo:margin-top="0in" fo:margin-bottom="0in" loext:contextual-spacing="false"/>
      <style:text-properties style:text-underline-style="none" fo:font-weight="bold" officeooo:rsid="0037ea48" officeooo:paragraph-rsid="0037ea48" style:font-weight-asian="bold" style:font-weight-complex="bold"/>
    </style:style>
    <style:style style:name="P77" style:family="paragraph" style:parent-style-name="Standard">
      <style:paragraph-properties fo:margin-top="0in" fo:margin-bottom="0in" loext:contextual-spacing="false"/>
      <style:text-properties style:text-underline-style="none" fo:font-weight="bold" officeooo:rsid="003eecdd" officeooo:paragraph-rsid="003eecdd" style:font-weight-asian="bold" style:font-weight-complex="bold"/>
    </style:style>
    <style:style style:name="P78" style:family="paragraph" style:parent-style-name="Standard">
      <style:paragraph-properties fo:margin-top="0in" fo:margin-bottom="0in" loext:contextual-spacing="false"/>
      <style:text-properties style:text-underline-style="none" fo:font-weight="bold" officeooo:rsid="00416003" officeooo:paragraph-rsid="00416003" style:font-weight-asian="bold" style:font-weight-complex="bold"/>
    </style:style>
    <style:style style:name="P79" style:family="paragraph" style:parent-style-name="Standard">
      <style:paragraph-properties fo:margin-top="0in" fo:margin-bottom="0in" loext:contextual-spacing="false"/>
      <style:text-properties style:text-underline-style="none" fo:font-weight="bold" officeooo:rsid="0046a953" officeooo:paragraph-rsid="0046a953" style:font-weight-asian="bold" style:font-weight-complex="bold"/>
    </style:style>
    <style:style style:name="P80" style:family="paragraph" style:parent-style-name="Standard">
      <style:paragraph-properties fo:margin-top="0in" fo:margin-bottom="0in" loext:contextual-spacing="false"/>
      <style:text-properties style:text-underline-style="none" fo:font-weight="bold" officeooo:rsid="0047ec4b" officeooo:paragraph-rsid="0047ec4b" style:font-weight-asian="bold" style:font-weight-complex="bold"/>
    </style:style>
    <style:style style:name="P81" style:family="paragraph" style:parent-style-name="Standard">
      <style:paragraph-properties fo:margin-top="0in" fo:margin-bottom="0in" loext:contextual-spacing="false"/>
      <style:text-properties style:text-underline-style="none" fo:font-weight="bold" officeooo:rsid="004b708e" officeooo:paragraph-rsid="004b708e" style:font-weight-asian="bold" style:font-weight-complex="bold"/>
    </style:style>
    <style:style style:name="P82" style:family="paragraph" style:parent-style-name="Standard">
      <style:paragraph-properties fo:margin-top="0in" fo:margin-bottom="0in" loext:contextual-spacing="false"/>
      <style:text-properties style:text-underline-style="none" fo:font-weight="bold" officeooo:rsid="00512cad" officeooo:paragraph-rsid="00512cad" style:font-weight-asian="bold" style:font-weight-complex="bold"/>
    </style:style>
    <style:style style:name="P83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18574e" officeooo:paragraph-rsid="0018574e" style:font-weight-asian="bold" style:font-weight-complex="bold"/>
    </style:style>
    <style:style style:name="P84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294a41" officeooo:paragraph-rsid="00294a41" style:font-weight-asian="bold" style:font-weight-complex="bold"/>
    </style:style>
    <style:style style:name="P85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294a41" officeooo:paragraph-rsid="004dec56" style:font-weight-asian="bold" style:font-weight-complex="bold"/>
    </style:style>
    <style:style style:name="P86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2f0cfc" officeooo:paragraph-rsid="00294a41" style:font-weight-asian="bold" style:font-weight-complex="bold"/>
    </style:style>
    <style:style style:name="P87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31935e" officeooo:paragraph-rsid="0031935e" style:font-weight-asian="bold" style:font-weight-complex="bold"/>
    </style:style>
    <style:style style:name="P88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37304e" officeooo:paragraph-rsid="0037304e" style:font-weight-asian="bold" style:font-weight-complex="bold"/>
    </style:style>
    <style:style style:name="P89" style:family="paragraph" style:parent-style-name="Standard">
      <style:paragraph-properties fo:margin-top="0in" fo:margin-bottom="0in" loext:contextual-spacing="false"/>
      <style:text-properties fo:font-variant="normal" fo:text-transform="none" fo:color="#242729" style:font-name="Consolas" fo:font-size="12pt" fo:letter-spacing="normal" fo:font-style="normal" style:text-underline-style="none" fo:font-weight="bold" officeooo:rsid="0046a953" officeooo:paragraph-rsid="0046a953" style:font-size-asian="12pt" style:font-weight-asian="bold" style:font-size-complex="12pt" style:font-weight-complex="bold"/>
    </style:style>
    <style:style style:name="P90" style:family="paragraph" style:parent-style-name="Standard">
      <style:paragraph-properties fo:margin-top="0in" fo:margin-bottom="0in" loext:contextual-spacing="false"/>
      <style:text-properties fo:font-variant="normal" fo:text-transform="none" fo:color="#586069" style:font-name="SFMono-Regular" fo:font-size="7pt" fo:letter-spacing="normal" fo:font-style="normal" style:text-underline-style="none" fo:font-weight="normal" officeooo:rsid="00183282" officeooo:paragraph-rsid="004dec56" style:font-weight-asian="normal" style:font-weight-complex="normal"/>
    </style:style>
    <style:style style:name="P91" style:family="paragraph" style:parent-style-name="Standard">
      <style:paragraph-properties fo:margin-top="0in" fo:margin-bottom="0in" loext:contextual-spacing="false"/>
      <style:text-properties fo:font-weight="bold" officeooo:paragraph-rsid="0044ee5f" style:font-weight-asian="bold" style:font-weight-complex="bold"/>
    </style:style>
    <style:style style:name="P92" style:family="paragraph" style:parent-style-name="Standard">
      <style:paragraph-properties fo:margin-top="0in" fo:margin-bottom="0in" loext:contextual-spacing="false"/>
      <style:text-properties fo:font-style="normal" style:text-underline-style="none" fo:font-weight="bold" officeooo:rsid="0037ea48" officeooo:paragraph-rsid="0037ea48" style:font-style-asian="normal" style:font-weight-asian="bold" style:font-style-complex="normal" style:font-weight-complex="bold"/>
    </style:style>
    <style:style style:name="P93" style:family="paragraph" style:parent-style-name="Text_20_body">
      <style:paragraph-properties fo:margin-top="0in" fo:margin-bottom="0in" loext:contextual-spacing="false"/>
      <style:text-properties style:text-underline-style="none" fo:font-weight="normal" officeooo:rsid="00381e41" officeooo:paragraph-rsid="003cbcf9" style:font-weight-asian="normal" style:font-weight-complex="normal"/>
    </style:style>
    <style:style style:name="P94" style:family="paragraph" style:parent-style-name="Text_20_body">
      <style:paragraph-properties fo:margin-top="0in" fo:margin-bottom="0in" loext:contextual-spacing="false">
        <style:tab-stops>
          <style:tab-stop style:position="5.389in"/>
        </style:tab-stops>
      </style:paragraph-properties>
      <style:text-properties fo:font-variant="normal" fo:text-transform="none" fo:color="#252525" style:font-name="sans-serif" fo:font-size="7pt" fo:letter-spacing="normal" fo:font-style="normal" style:text-underline-style="none" fo:font-weight="normal" officeooo:rsid="001ded17" officeooo:paragraph-rsid="004dec56" style:font-weight-asian="normal" style:font-weight-complex="normal"/>
    </style:style>
    <style:style style:name="P95" style:family="paragraph" style:parent-style-name="Preformatted_20_Text">
      <style:paragraph-properties fo:margin-top="0in" fo:margin-bottom="0in" loext:contextual-spacing="false"/>
      <style:text-properties style:text-underline-style="none" fo:font-weight="normal" officeooo:rsid="0024f2ec" officeooo:paragraph-rsid="004dec56" style:font-weight-asian="normal" style:font-weight-complex="normal"/>
    </style:style>
    <style:style style:name="P96" style:family="paragraph" style:parent-style-name="Text_20_body">
      <style:text-properties style:text-underline-style="none" fo:font-weight="normal" officeooo:rsid="000ea9e7" officeooo:paragraph-rsid="000ea9e7" style:font-weight-asian="normal" style:font-weight-complex="normal"/>
    </style:style>
    <style:style style:name="P97" style:family="paragraph" style:parent-style-name="Text_20_body">
      <style:text-properties officeooo:rsid="003044b3" officeooo:paragraph-rsid="003cbcf9"/>
    </style:style>
    <style:style style:name="P98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4dec56"/>
    </style:style>
    <style:style style:name="P99" style:family="paragraph" style:parent-style-name="Standard">
      <style:paragraph-properties fo:margin-top="0in" fo:margin-bottom="0in" loext:contextual-spacing="false"/>
      <style:text-properties style:text-underline-style="none" fo:font-weight="bold" officeooo:rsid="004d396f" officeooo:paragraph-rsid="004b708e" style:font-weight-asian="bold" style:font-weight-complex="bold"/>
    </style:style>
    <style:style style:name="P10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daab0" officeooo:paragraph-rsid="002daab0" style:font-weight-asian="normal" style:font-weight-complex="normal"/>
    </style:style>
    <style:style style:name="P10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73c2a" officeooo:paragraph-rsid="00573c2a" style:font-weight-asian="normal" style:font-weight-complex="normal"/>
    </style:style>
    <style:style style:name="P102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573c2a" officeooo:paragraph-rsid="00573c2a" style:font-weight-asian="bold" style:font-weight-complex="bold"/>
    </style:style>
    <style:style style:name="P103" style:family="paragraph" style:parent-style-name="Standard">
      <style:paragraph-properties fo:margin-top="0in" fo:margin-bottom="0in" loext:contextual-spacing="false"/>
      <style:text-properties officeooo:paragraph-rsid="00577736"/>
    </style:style>
    <style:style style:name="P104" style:family="paragraph" style:parent-style-name="Standard">
      <style:text-properties style:text-underline-style="none" fo:font-weight="normal" officeooo:rsid="002eb214" officeooo:paragraph-rsid="004dec56" style:font-weight-asian="normal" style:font-weight-complex="normal"/>
    </style:style>
    <style:style style:name="P105" style:family="paragraph" style:parent-style-name="Text_20_body" style:list-style-name="L2"/>
    <style:style style:name="P106" style:family="paragraph" style:parent-style-name="Text_20_body">
      <style:text-properties officeooo:paragraph-rsid="00577736"/>
    </style:style>
    <style:style style:name="P107" style:family="paragraph" style:parent-style-name="Text_20_body">
      <style:text-properties officeooo:paragraph-rsid="0057ab33"/>
    </style:style>
    <style:style style:name="P108" style:family="paragraph" style:parent-style-name="Text_20_body">
      <style:text-properties officeooo:rsid="0057ab33" officeooo:paragraph-rsid="0057ab33"/>
    </style:style>
    <style:style style:name="P109" style:family="paragraph" style:parent-style-name="Text_20_body">
      <style:text-properties style:font-name="Liberation Serif" fo:font-size="12pt" officeooo:rsid="0057ab33" officeooo:paragraph-rsid="0057ab33" style:font-size-asian="12pt" style:font-size-complex="12pt"/>
    </style:style>
    <style:style style:name="P110" style:family="paragraph" style:parent-style-name="Text_20_body" style:list-style-name="L1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color="#252525" style:font-name="sans-serif" fo:font-size="7pt" fo:letter-spacing="normal" fo:font-style="normal" fo:font-weight="normal" officeooo:paragraph-rsid="004dec56"/>
    </style:style>
    <style:style style:name="P111" style:family="paragraph" style:parent-style-name="Text_20_body" style:list-style-name="L2">
      <style:paragraph-properties fo:margin-top="0in" fo:margin-bottom="0in" loext:contextual-spacing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f12f9" style:font-weight-asian="normal" style:font-weight-complex="normal"/>
    </style:style>
    <style:style style:name="T3" style:family="text">
      <style:text-properties style:text-underline-style="none" fo:font-weight="normal" officeooo:rsid="00577736" style:font-weight-asian="normal" style:font-weight-complex="normal"/>
    </style:style>
    <style:style style:name="T4" style:family="text">
      <style:text-properties style:text-underline-style="none" fo:font-weight="normal" officeooo:rsid="0057ab33" style:font-weight-asian="normal" style:font-weight-complex="normal"/>
    </style:style>
    <style:style style:name="T5" style:family="text">
      <style:text-properties style:text-underline-style="none" officeooo:rsid="0044ee5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f12f9" style:font-weight-asian="normal" style:font-weight-complex="normal"/>
    </style:style>
    <style:style style:name="T8" style:family="text">
      <style:text-properties fo:font-weight="normal" officeooo:rsid="0013d9e9" style:font-weight-asian="normal" style:font-weight-complex="normal"/>
    </style:style>
    <style:style style:name="T9" style:family="text">
      <style:text-properties fo:font-weight="normal" officeooo:rsid="0015bf92" style:font-weight-asian="normal" style:font-weight-complex="normal"/>
    </style:style>
    <style:style style:name="T10" style:family="text">
      <style:text-properties fo:font-weight="normal" officeooo:rsid="0015caf0" style:font-weight-asian="normal" style:font-weight-complex="normal"/>
    </style:style>
    <style:style style:name="T11" style:family="text">
      <style:text-properties fo:font-weight="normal" officeooo:rsid="00173bf4" style:font-weight-asian="normal" style:font-weight-complex="normal"/>
    </style:style>
    <style:style style:name="T12" style:family="text">
      <style:text-properties fo:font-size="9pt" style:text-underline-style="none" fo:font-weight="normal" officeooo:rsid="0010c7d6" style:font-size-asian="9pt" style:font-weight-asian="normal" style:font-size-complex="9pt" style:font-weight-complex="normal"/>
    </style:style>
    <style:style style:name="T13" style:family="text">
      <style:text-properties fo:font-size="9pt" fo:font-weight="normal" style:font-size-asian="9pt" style:font-weight-asian="normal" style:font-size-complex="9pt" style:font-weight-complex="normal"/>
    </style:style>
    <style:style style:name="T14" style:family="text">
      <style:text-properties style:text-position="super 58%"/>
    </style:style>
    <style:style style:name="T15" style:family="text">
      <style:text-properties officeooo:rsid="001bb0cc"/>
    </style:style>
    <style:style style:name="T16" style:family="text">
      <style:text-properties officeooo:rsid="001eb11e"/>
    </style:style>
    <style:style style:name="T17" style:family="text">
      <style:text-properties officeooo:rsid="001facd4"/>
    </style:style>
    <style:style style:name="T18" style:family="text">
      <style:text-properties officeooo:rsid="0020eb07"/>
    </style:style>
    <style:style style:name="T19" style:family="text">
      <style:text-properties officeooo:rsid="0025e2d7"/>
    </style:style>
    <style:style style:name="T20" style:family="text">
      <style:text-properties officeooo:rsid="002b2b00"/>
    </style:style>
    <style:style style:name="T21" style:family="text">
      <style:text-properties officeooo:rsid="002cdc72"/>
    </style:style>
    <style:style style:name="T22" style:family="text">
      <style:text-properties officeooo:rsid="002d50f4"/>
    </style:style>
    <style:style style:name="T23" style:family="text">
      <style:text-properties officeooo:rsid="00332d29"/>
    </style:style>
    <style:style style:name="T24" style:family="text">
      <style:text-properties officeooo:rsid="00365298"/>
    </style:style>
    <style:style style:name="T25" style:family="text">
      <style:text-properties officeooo:rsid="0034b602"/>
    </style:style>
    <style:style style:name="T26" style:family="text">
      <style:text-properties officeooo:rsid="00366ee9"/>
    </style:style>
    <style:style style:name="T27" style:family="text">
      <style:text-properties officeooo:rsid="0037ea48"/>
    </style:style>
    <style:style style:name="T28" style:family="text">
      <style:text-properties officeooo:rsid="0039ea18"/>
    </style:style>
    <style:style style:name="T29" style:family="text">
      <style:text-properties officeooo:rsid="003044b3"/>
    </style:style>
    <style:style style:name="T30" style:family="text">
      <style:text-properties officeooo:rsid="003d8bba"/>
    </style:style>
    <style:style style:name="T31" style:family="text">
      <style:text-properties officeooo:rsid="0044ee5f"/>
    </style:style>
    <style:style style:name="T32" style:family="text">
      <style:text-properties fo:font-variant="normal" fo:text-transform="none" fo:color="#242729" style:font-name="Consolas" fo:font-size="9.55000019073486pt" fo:letter-spacing="normal" fo:font-style="normal"/>
    </style:style>
    <style:style style:name="T33" style:family="text">
      <style:text-properties fo:font-variant="normal" fo:text-transform="none" fo:color="#303336" style:font-name="inherit" fo:font-size="6.5pt" fo:letter-spacing="normal" fo:font-style="normal" fo:background-color="#eff0f1" loext:char-shading-value="0" loext:padding="0in" loext:border="none"/>
    </style:style>
    <style:style style:name="T34" style:family="text">
      <style:text-properties fo:font-variant="normal" fo:text-transform="none" fo:color="#303336" style:font-name="inherit" fo:font-size="6.5pt" fo:letter-spacing="normal" fo:font-style="normal" officeooo:rsid="00321015" fo:background-color="#eff0f1" loext:char-shading-value="0" loext:padding="0in" loext:border="none"/>
    </style:style>
    <style:style style:name="T35" style:family="text">
      <style:text-properties fo:font-variant="normal" fo:text-transform="none" fo:color="#303336" style:font-name="inherit" fo:font-size="6.5pt" fo:letter-spacing="normal" fo:font-style="normal" fo:font-weight="normal" fo:background-color="#eff0f1" loext:char-shading-value="0" loext:padding="0in" loext:border="none"/>
    </style:style>
    <style:style style:name="T36" style:family="text">
      <style:text-properties fo:font-variant="normal" fo:text-transform="none" fo:color="#333333" style:font-name="andale mono" fo:font-size="9.55000019073486pt" fo:letter-spacing="normal" fo:font-style="normal" fo:font-weight="normal"/>
    </style:style>
    <style:style style:name="T37" style:family="text">
      <style:text-properties fo:font-variant="normal" fo:text-transform="none" fo:color="#333333" style:font-name="andale mono" fo:font-size="9.55000019073486pt" fo:letter-spacing="normal" fo:font-style="normal" fo:font-weight="normal" fo:background-color="#ededed" loext:char-shading-value="0" loext:padding="0.0307in" loext:border-left="0.74pt solid #e1e1e1" loext:border-right="0.74pt solid #f0f0f0" loext:border-top="0.74pt solid #e1e1e1" loext:border-bottom="0.74pt solid #f0f0f0"/>
    </style:style>
    <style:style style:name="T38" style:family="text">
      <style:text-properties fo:font-variant="normal" fo:text-transform="none" fo:color="#333333" style:font-name="andale mono" fo:font-size="9.55000019073486pt" fo:letter-spacing="normal" fo:font-style="normal" fo:font-weight="normal" officeooo:rsid="0057ab33" fo:background-color="#ededed" loext:char-shading-value="0" loext:padding="0.0307in" loext:border-left="0.74pt solid #e1e1e1" loext:border-right="0.74pt solid #f0f0f0" loext:border-top="0.74pt solid #e1e1e1" loext:border-bottom="0.74pt solid #f0f0f0"/>
    </style:style>
    <style:style style:name="T39" style:family="text">
      <style:text-properties fo:font-variant="normal" fo:text-transform="none" fo:color="#333333" style:font-name="andale mono" fo:font-size="9.55000019073486pt" fo:letter-spacing="normal" fo:font-style="normal" fo:font-weight="normal" officeooo:rsid="0057ab33"/>
    </style:style>
    <style:style style:name="T40" style:family="text">
      <style:text-properties fo:font-variant="normal" fo:text-transform="none" fo:color="#333333" fo:font-size="9.55000019073486pt" fo:letter-spacing="normal" fo:font-style="normal" fo:font-weight="normal"/>
    </style:style>
    <style:style style:name="T41" style:family="text">
      <style:text-properties fo:font-variant="normal" fo:text-transform="none" fo:color="#333333" fo:letter-spacing="normal" fo:font-style="normal" fo:font-weight="normal"/>
    </style:style>
    <style:style style:name="T42" style:family="text">
      <style:text-properties officeooo:rsid="0047ec4b"/>
    </style:style>
    <style:style style:name="T43" style:family="text">
      <style:text-properties style:font-name="Liberation Serif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officeooo:rsid="004d396f"/>
    </style:style>
    <style:style style:name="T46" style:family="text">
      <style:text-properties officeooo:rsid="001b6316"/>
    </style:style>
    <style:style style:name="T47" style:family="text">
      <style:text-properties officeooo:rsid="001b9d8f"/>
    </style:style>
    <style:style style:name="T48" style:family="text">
      <style:text-properties officeooo:rsid="001d4e33"/>
    </style:style>
    <style:style style:name="T49" style:family="text">
      <style:text-properties officeooo:rsid="001d7e9a"/>
    </style:style>
    <style:style style:name="T50" style:family="text">
      <style:text-properties officeooo:rsid="001ded17"/>
    </style:style>
    <style:style style:name="T51" style:family="text">
      <style:text-properties officeooo:rsid="001fb0b6"/>
    </style:style>
    <style:style style:name="T52" style:family="text">
      <style:text-properties officeooo:rsid="0024c0a3"/>
    </style:style>
    <style:style style:name="T53" style:family="text">
      <style:text-properties officeooo:rsid="00274c73"/>
    </style:style>
    <style:style style:name="T54" style:family="text">
      <style:text-properties officeooo:rsid="004fba57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officeooo:rsid="00512cad"/>
    </style:style>
    <style:style style:name="T57" style:family="text">
      <style:text-properties officeooo:rsid="00577736"/>
    </style:style>
    <style:style style:name="T58" style:family="text">
      <style:text-properties officeooo:rsid="0057ab33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::To Do::</text:p>
      <text:p text:style-name="P25"><text:span text:style-name="T21">1</text:span>. <text:span text:style-name="T19">Get Git repository down, branch created. <text:s/>Now to understand what is going on</text:span></text:p>
      <text:p text:style-name="P24"><text:span text:style-name="T21">2</text:span>. Read up on <text:span text:style-name="T20">AIS</text:span></text:p>
      <text:p text:style-name="P24">- <text:span text:style-name="T20">specifically on what Andis shared</text:span></text:p>
      <text:p text:style-name="P27">3. Admin (medical)</text:p>
      <text:p text:style-name="P27"/>
      <text:p text:style-name="P74">:: Questions ::</text:p>
      <text:p text:style-name="P39">SAAM board to replace FLASH board?</text:p>
      <text:p text:style-name="P39">What is Lobotomy?</text:p>
      <text:p text:style-name="P27"/>
      <text:p text:style-name="P102">24 Oct 2017</text:p>
      <text:p text:style-name="P27"/>
      <text:p text:style-name="P101">Jacqueline back in office. <text:s/></text:p>
      <text:p text:style-name="P101"/>
      <text:p text:style-name="P101">Passed her the serial numbers for my monitors, docking station, keyboard, mouse and laptop.</text:p>
      <text:p text:style-name="P101">Service Tag: D2J6MH2 Express Service Code: 28451324486</text:p>
      <text:p text:style-name="P101"/>
      <text:p text:style-name="P101">Looking at installing Sublime source code editor.</text:p>
      <text:p text:style-name="P103"><text:span text:style-name="T3">1. </text:span><text:span text:style-name="T4">$ </text:span><text:span text:style-name="Source_20_Text"><text:span text:style-name="T37">wget -qO - https://download.sublimetext.com/sublimehq-pub.gpg | sudo apt-key add -</text:span></text:span></text:p>
      <text:p text:style-name="Text_20_body"><text:span text:style-name="T57">2. $ </text:span><text:span text:style-name="Source_20_Text"><text:span text:style-name="T37">echo "deb https://download.sublimetext.com/ apt/stable/" | sudo tee /etc/apt/sources.list.d/sublime-text.list</text:span></text:span></text:p>
      <text:p text:style-name="P106"><text:span text:style-name="T57">3. $ </text:span><text:span text:style-name="T36">sudo apt-get update</text:span></text:p>
      <text:p text:style-name="P106"><text:span text:style-name="T57">4. $ </text:span><text:span text:style-name="T36">sudo apt-get install sublime-text</text:span></text:p>
      <text:p text:style-name="P107"><text:span text:style-name="T58">To uninstall Sublime</text:span></text:p>
      <text:p text:style-name="P107"><text:span text:style-name="T39">$ </text:span><text:span text:style-name="T36">sudo apt-get remove sublime-text &amp;&amp; sudo apt-get autoremove</text:span></text:p>
      <text:p text:style-name="P109"><text:span text:style-name="T41">To start Sublime</text:span></text:p>
      <text:p text:style-name="P108"><text:span text:style-name="T36">$ subl</text:span></text:p>
      <text:p text:style-name="P108"><text:span text:style-name="T36"/></text:p>
      <text:p text:style-name="P107"><text:span text:style-name="T36"/></text:p>
      <text:p text:style-name="P107"><text:line-break/><text:line-break/><text:line-break/></text:p>
      <text:p text:style-name="P101"/>
      <text:p text:style-name="P27"/>
      <text:p text:style-name="P88">2<text:span text:style-name="T27">3</text:span> Oct 2017</text:p>
      <text:p text:style-name="P33"/>
      <text:p text:style-name="P34">Ben is back.</text:p>
      <text:p text:style-name="P34"/>
      <text:p text:style-name="P44">Use OpenVPN for Ubuntu log in.</text:p>
      <text:p text:style-name="P44"/>
      <text:p text:style-name="P44">If bring laptop home need to enable full hard disk encryption</text:p>
      <text:p text:style-name="P44">Need to set up to allow remote access.</text:p>
      <text:p text:style-name="P44"><text:soft-page-break/></text:p>
      <text:p text:style-name="P71">Did Onboarding training and quizzes on Export Control, Corruption and Trade Sanctions.</text:p>
      <text:p text:style-name="P71"/>
      <text:p text:style-name="P71">My First Commit! <text:s/>On Readme.md and requirements.txt</text:p>
      <text:p text:style-name="P34"/>
      <text:p text:style-name="P34">I shouldn’t need to run setup_host.sh in air repository. <text:s/>Unless I am setting up a test rig.</text:p>
      <text:p text:style-name="P34"/>
      <text:p text:style-name="P92"><text:span text:style-name="T28">$ </text:span>git stash</text:p>
      <text:p text:style-name="P34">- <text:span text:style-name="T28">to save current local changes</text:span></text:p>
      <text:p text:style-name="P34"/>
      <text:p text:style-name="P75">$ git stash apply</text:p>
      <text:p text:style-name="P36">- to apply back current stash</text:p>
      <text:p text:style-name="P36"/>
      <text:p text:style-name="P76"><text:span text:style-name="T28">$ </text:span>git pull</text:p>
      <text:p text:style-name="P34">- <text:span text:style-name="T54">to send my changes in my local repository up to the server</text:span></text:p>
      <text:p text:style-name="P34"/>
      <text:p text:style-name="P76"><text:span text:style-name="T28">$ </text:span>git diff</text:p>
      <text:p text:style-name="P34">- <text:span text:style-name="T54">to see what are the differences with head</text:span></text:p>
      <text:p text:style-name="P34"/>
      <text:p text:style-name="P76"><text:span text:style-name="T28">$ </text:span>git log</text:p>
      <text:p text:style-name="P34">- <text:span text:style-name="T54">see what are the change logs</text:span></text:p>
      <text:p text:style-name="P76"><text:span text:style-name="T28">$ </text:span>git status</text:p>
      <text:p text:style-name="P34"/>
      <text:p text:style-name="P35">Renamed “<text:span text:style-name="T28">~/</text:span>Work” folder to “<text:span text:style-name="T28">~/</text:span>Spire” as per Andis’s advice to match the file system in the other offices.</text:p>
      <text:p text:style-name="P35"/>
      <text:p text:style-name="P97">Python Virtual Environment</text:p>
      <text:p text:style-name="P93">-<text:span text:style-name="T29">&gt;</text:span> <text:a xlink:type="simple" xlink:href="https://www.dabapps.com/blog/introduction-to-pip-and-virtualenv-python/" text:style-name="Internet_20_link" text:visited-style-name="Visited_20_Internet_20_Link"><text:span text:style-name="T29">https://www.dabapps.com/blog/introduction-to-pip-and-virtualenv-python/</text:span></text:a></text:p>
      <text:p text:style-name="P35"/>
      <text:p text:style-name="P40">To install specific version of a certain software</text:p>
      <text:p text:style-name="P77">$ sudo apt install package=version</text:p>
      <text:p text:style-name="P40"/>
      <text:p text:style-name="P41">e.g. <text:span text:style-name="T55">$ sudo apt install gparted=0.16.1-1</text:span></text:p>
      <text:p text:style-name="P34"/>
      <text:p text:style-name="P78"><text:span text:style-name="T31">$ </text:span>pip install -r ../../requirements.txt</text:p>
      <text:p text:style-name="P42"/>
      <text:p text:style-name="P45">Install specific version of python package</text:p>
      <text:p text:style-name="P91"><text:span text:style-name="T5">$ </text:span><text:span text:style-name="T32">pip install 'xkcdpass==1.2.5' --force-reinstall</text:span></text:p>
      <text:p text:style-name="P42"/>
      <text:p text:style-name="P42">--</text:p>
      <text:p text:style-name="P42">Command "python setup.py egg_info" failed with error code 1 in /tmp/pip-build-IJ9Q3G/matplotlib/</text:p>
      <text:p text:style-name="P42"/>
      <text:p text:style-name="P89"><text:span text:style-name="T42">$ </text:span><text:span text:style-name="T43">sudo apt install libmysqlclient-dev</text:span></text:p>
      <text:p text:style-name="P79"><text:span text:style-name="T42">$ </text:span>pip install mysqlclient</text:p>
      <text:p text:style-name="P48">Above 2 lines doesn’t seem to solve the matplotlib installation issues.</text:p>
      <text:p text:style-name="P48"/>
      <text:p text:style-name="P80">$ sudo apt-get install libfreetype6-dev</text:p>
      <text:p text:style-name="P80">$ sudo apt-get install libpng-dev</text:p>
      <text:p text:style-name="P48">The problem is that matplotlib requires freetype6 and png libraries. <text:s/>So installing the above libraries will solve the installation issue. <text:s/>After this “pip install -r ../../requirements.txt” completes ok.</text:p>
      <text:p text:style-name="P46"><text:soft-page-break/></text:p>
      <text:p text:style-name="P52"><text:a xlink:type="simple" xlink:href="https://stackoverflow.com/questions/9829175/pip-install-matplotlib-error-with-virtualenv" text:style-name="Internet_20_link" text:visited-style-name="Visited_20_Internet_20_Link">https://stackoverflow.com/questions/9829175/pip-install-matplotlib-error-with-virtualenv</text:a></text:p>
      <text:p text:style-name="P47"/>
      <text:p text:style-name="P46">----</text:p>
      <text:p text:style-name="P46"/>
      <text:p text:style-name="P49">Use “<text:span text:style-name="T44">which python</text:span>” to see which python executable path we are using, so we know we are using our virtual environment.</text:p>
      <text:p text:style-name="P34"/>
      <text:p text:style-name="P50">Still doesn’t work. <text:s/>Double checked with Ben that the requirements.txt is not correct.</text:p>
      <text:p text:style-name="P51"/>
      <text:p text:style-name="P51">It was:</text:p>
      <text:p text:style-name="P51">numpy==1.10.1</text:p>
      <text:p text:style-name="P51">scipy==0.16.0</text:p>
      <text:p text:style-name="P51">matplotlib==1.5.1</text:p>
      <text:p text:style-name="P51">futures==3.0.5</text:p>
      <text:p text:style-name="P34"/>
      <text:p text:style-name="P51">We changed to:</text:p>
      <text:p text:style-name="P51">numpy==1.12.0</text:p>
      <text:p text:style-name="P51">scipy==0.19.1</text:p>
      <text:p text:style-name="P51">matplotlib==2.0.0</text:p>
      <text:p text:style-name="P51">futures==3.1.1</text:p>
      <text:p text:style-name="P34"/>
      <text:p text:style-name="P34">----</text:p>
      <text:p text:style-name="P34"/>
      <text:p text:style-name="P72"><text:a xlink:type="simple" xlink:href="https://github.com/Kunena/Kunena-Forum/wiki/Create-a-new-branch-with-git-and-manage-branches" text:style-name="Internet_20_link" text:visited-style-name="Visited_20_Internet_20_Link">https://github.com/Kunena/Kunena-Forum/wiki/Create-a-new-branch-with-git-and-manage-branches</text:a></text:p>
      <text:p text:style-name="P34"/>
      <text:p text:style-name="P81"><text:span text:style-name="T45">$ </text:span>git diff master origin/master </text:p>
      <text:p text:style-name="P52">- to compare between local repository and the server</text:p>
      <text:p text:style-name="P52"/>
      <text:p text:style-name="P99">$ git remote -v</text:p>
      <text:p text:style-name="P52">- <text:span text:style-name="T56">to check what is my remote server</text:span></text:p>
      <text:p text:style-name="P52"/>
      <text:p text:style-name="P82">$ git pull</text:p>
      <text:p text:style-name="P72">- to get latest</text:p>
      <text:p text:style-name="P72"/>
      <text:p text:style-name="P82">$ git checkout -b wh_SIR</text:p>
      <text:p text:style-name="P72">- create branch from my local master with the name wh_SIR</text:p>
      <text:p text:style-name="P72"/>
      <text:p text:style-name="P82">$ git branch</text:p>
      <text:p text:style-name="P72">- to list my branches</text:p>
      <text:p text:style-name="P72"/>
      <text:p text:style-name="P82">$ git push origin wh_SIR</text:p>
      <text:p text:style-name="P72">- put my branch onto Github</text:p>
      <text:p text:style-name="P52"/>
      <text:p text:style-name="P43"/>
      <text:p text:style-name="P27"/>
      <text:p text:style-name="P87">20 Oct 2017</text:p>
      <text:p text:style-name="P37"/>
      <text:p text:style-name="P38">Ben sick yesterday and today.</text:p>
      <text:p text:style-name="P37"/>
      <text:p text:style-name="P30">The Ubuntu 16.04 Software manager doesn’t seem to be working.</text:p>
      <text:p text:style-name="P30"><text:soft-page-break/>- sudo apt purge gnome-software</text:p>
      <text:p text:style-name="P30"/>
      <text:p text:style-name="P30">Installed the old software center <text:span text:style-name="T24">but no use, then removed</text:span></text:p>
      <text:p text:style-name="P30">- sudo apt install <text:span text:style-name="T23">software-center ubuntu-software gnome-software</text:span></text:p>
      <text:p text:style-name="P30">- <text:span text:style-name="T25">sudo apt purge software-center</text:span></text:p>
      <text:p text:style-name="P30"/>
      <text:p text:style-name="P31">Ubuntu Software doesn’t seem to be working. <text:s/>Just use apt to install Unity tweak tool to sort out the fonts.</text:p>
      <text:p text:style-name="P31"/>
      <text:p text:style-name="P31">Managed to set up my workstation with 3 monitors. <text:s/><text:span text:style-name="T26">Contirnue to work on modem-test on Monday.</text:span></text:p>
      <text:p text:style-name="P31"/>
      <text:p text:style-name="P32">Found some bugs with Andis. <text:s/>*<text:span text:style-name="T30">edit: actually aren’t bugs, just difference in features and versions.</text:span></text:p>
      <text:p text:style-name="P84"/>
      <text:p text:style-name="P20">Git</text:p>
      <text:p text:style-name="P20"><text:a xlink:type="simple" xlink:href="https://www.howtoforge.com/tutorial/install-git-and-github-on-ubuntu-14.04/" text:style-name="Internet_20_link" text:visited-style-name="Visited_20_Internet_20_Link">https://www.howtoforge.com/tutorial/install-git-and-github-on-ubuntu-14.04/</text:a></text:p>
      <text:p text:style-name="P21"><text:a xlink:type="simple" xlink:href="https://git-scm.com/doc" text:style-name="Internet_20_link" text:visited-style-name="Visited_20_Internet_20_Link">https://git-scm.com/doc</text:a></text:p>
      <text:p text:style-name="P21"/>
      <text:p text:style-name="P56">Git Personal Access token</text:p>
      <text:p text:style-name="P90">c919e522a15f219ac307c516e04f48b48f471220</text:p>
      <text:p text:style-name="P90"/>
      <text:p text:style-name="P57"/>
      <text:p text:style-name="P57">- Installing git</text:p>
      <text:p text:style-name="P57">sudo apt install git</text:p>
      <text:p text:style-name="P57"/>
      <text:p text:style-name="P57">- Configuring GitHub</text:p>
      <text:p text:style-name="P57">git config --global user.name “weehongyeo-spire”</text:p>
      <text:p text:style-name="P57">git config --global user.email “<text:a xlink:type="simple" xlink:href="mailto:weehong.yeo@spire.com" text:style-name="Internet_20_link" text:visited-style-name="Visited_20_Internet_20_Link">weehong.yeo@spire.com</text:a>”</text:p>
      <text:p text:style-name="P57"/>
      <text:p text:style-name="P57">- Create local repository</text:p>
      <text:p text:style-name="P57">mkdir Mytest</text:p>
      <text:p text:style-name="P57">git init Mytest</text:p>
      <text:p text:style-name="P54">--<text:span text:style-name="T46">&gt; you can then create files within Mytest</text:span></text:p>
      <text:p text:style-name="P54"/>
      <text:p text:style-name="P54">- <text:span text:style-name="T46">Adding repository files to an index</text:span></text:p>
      <text:p text:style-name="P57">git add README</text:p>
      <text:p text:style-name="P57">git add sample.c</text:p>
      <text:p text:style-name="P57"/>
      <text:p text:style-name="P57">-Commiting changes to the index</text:p>
      <text:p text:style-name="P57">git commit -m “some message”</text:p>
      <text:p text:style-name="P57"/>
      <text:p text:style-name="P57"><text:span text:style-name="T47">A</text:span>fter which can create the new repository on github with the same repository name <text:span text:style-name="T47">and connect to it using this command:</text:span></text:p>
      <text:p text:style-name="P58">git remote add origin <text:a xlink:type="simple" xlink:href="https://github.com/weehong-spire" text:style-name="Internet_20_link" text:visited-style-name="Visited_20_Internet_20_Link">https://github.com/weehongyeo-spire</text:a>/Mytest.git</text:p>
      <text:p text:style-name="P57"/>
      <text:p text:style-name="P57"/>
      <text:p text:style-name="P57">- Push the local repository to the remote host</text:p>
      <text:p text:style-name="P57">git push origin master</text:p>
      <text:p text:style-name="P57">--<text:span text:style-name="T48">&gt; this step will require login using git username and password</text:span></text:p>
      <text:p text:style-name="P57">--<text:span text:style-name="T48">&gt; as 2FA is enabled, need to use Git personal access token written down above if using https</text:span></text:p>
      <text:p text:style-name="P57"/>
      <text:p text:style-name="P57">- <text:span text:style-name="T49">To use SSH</text:span></text:p>
      <text:p text:style-name="P57"/>
      <text:p text:style-name="P60">cd ~/.ssh</text:p>
      <text:p text:style-name="P60"><text:soft-page-break/>ssh-keygen -t rsa -C “<text:a xlink:type="simple" xlink:href="mailto:weehong.yeo@spire.com" text:style-name="Internet_20_link" text:visited-style-name="Visited_20_Internet_20_Link">weehong.yeo@spire.com</text:a>”</text:p>
      <text:p text:style-name="P60">Will be prompted with a passphrase, at least 4 characters. <text:s/>I just used a password.</text:p>
      <text:p text:style-name="P60"/>
      <text:p text:style-name="P60">If you already have SSH-keys, the following commands will backup the existing keys and remove the existing keys. <text:s/>Not sure why I have to do this. <text:s/><text:span text:style-name="T50">Can ignore this if not relevant.</text:span></text:p>
      <text:p text:style-name="P60"/>
      <text:p text:style-name="P60">In ~/.ssh</text:p>
      <text:p text:style-name="P59">mkdir key_backup</text:p>
      <text:p text:style-name="P59">cp id_rsa* key_backup</text:p>
      <text:p text:style-name="P59">rm id_rsa</text:p>
      <text:p text:style-name="P59"/>
      <text:p text:style-name="P61">Now, add the SSH-key that we generated to github.</text:p>
      <text:p text:style-name="P61">gedit id_rsa.pub</text:p>
      <text:p text:style-name="P61"/>
      <text:p text:style-name="P61">- Copy the entire file and paste it into Github’s webpage, SSH keys section.</text:p>
      <text:p text:style-name="P94">Open the github site and login.</text:p>
      <text:list xml:id="list1965481478588160344" text:style-name="L1">
        <text:list-item>
          <text:p text:style-name="P110">Go to "Account Settings" (in the upper right corner from your page).</text:p>
        </text:list-item>
        <text:list-item>
          <text:p text:style-name="P110">Click: "SSH Keys"</text:p>
        </text:list-item>
        <text:list-item>
          <text:p text:style-name="P110">Click: "Add another public key"</text:p>
        </text:list-item>
        <text:list-item>
          <text:p text:style-name="P110">Paste the copied content into the "key field" and press "Add key" </text:p>
        </text:list-item>
      </text:list>
      <text:p text:style-name="P61"/>
      <text:p text:style-name="P61">- Open the terminal again and type the following command:</text:p>
      <text:p text:style-name="P61">ssh-add <text:s/>(supposeded this is only required for ubuntu users)</text:p>
      <text:p text:style-name="P61"/>
      <text:p text:style-name="P62">- Can install Github</text:p>
      <text:p text:style-name="P62">sudo apt install git-core git-gui git-doc</text:p>
      <text:p text:style-name="P62"/>
      <text:p text:style-name="P62">- <text:span text:style-name="T51">Now can proceed to clone</text:span></text:p>
      <text:p text:style-name="P63">git clone git@github.com:nsat/air.git</text:p>
      <text:p text:style-name="P64">git clone git@github.com:nsat/modem-test.git</text:p>
      <text:p text:style-name="P54"/>
      <text:p text:style-name="P54"/>
      <text:p text:style-name="P65">Tried running ./modem-test.py</text:p>
      <text:p text:style-name="P65">ImportError: No module named numpy</text:p>
      <text:p text:style-name="P65"/>
      <text:p text:style-name="P66">Python 2.7 for GNU Radio stuff. <text:s/>New stuff in Python 3.6</text:p>
      <text:p text:style-name="P66"/>
      <text:p text:style-name="P67">sudo apt install gnuradio <text:s/></text:p>
      <text:p text:style-name="P67">- <text:span text:style-name="T52">still doesn’t work.... <text:s/>Need to add some docker stuff??</text:span></text:p>
      <text:p text:style-name="P67">- <text:span text:style-name="T53">remove gnuradio : sudo apt remove –auto-remove gnuradio</text:span></text:p>
      <text:p text:style-name="P67"/>
      <text:p text:style-name="P68">R<text:span text:style-name="T53">un</text:span> nsat/air/<text:span text:style-name="T53">$ </text:span>./setup_host.sh</text:p>
      <text:p text:style-name="P55">Vault password: #tricopter11</text:p>
      <text:p text:style-name="P55"/>
      <text:p text:style-name="P69">Need to update pip and pip review as well.</text:p>
      <text:p text:style-name="P55"/>
      <text:p text:style-name="P95"><text:span text:style-name="Source_20_Text"><text:span text:style-name="T33">$ pip install pip-review</text:span></text:span></text:p>
      <text:p text:style-name="P98"><text:span text:style-name="Source_20_Text"><text:span text:style-name="T35">$ pip-review --local --interactive</text:span></text:span></text:p>
      <text:p text:style-name="P95"><text:span text:style-name="Source_20_Text"><text:span text:style-name="T33"/></text:span></text:p>
      <text:p text:style-name="P95"><text:span text:style-name="Source_20_Text"><text:span text:style-name="T34"/></text:span></text:p>
      <text:p text:style-name="P70">$ python -mpip list</text:p>
      <text:p text:style-name="P70">to see install python packages </text:p>
      <text:p text:style-name="P85"/>
      <text:p text:style-name="P84"/>
      <text:p text:style-name="P84">19 Oct 201<text:span text:style-name="T22">7</text:span></text:p>
      <text:p text:style-name="P86"/>
      <text:p text:style-name="P28"><text:soft-page-break/>Standup meeting at 11am</text:p>
      <text:p text:style-name="P28">Meet with Andis to see some resources on SINR that he and Ben did previously</text:p>
      <text:p text:style-name="P28">- <text:a xlink:type="simple" xlink:href="https://github.com/nsat/modem-test/blob/fb_andis_ifile_test_v5/ais_per_test_overlaps_plot.py" text:style-name="Internet_20_link" text:visited-style-name="Visited_20_Internet_20_Link">https://github.com/nsat/modem-test/blob/fb_andis_ifile_test_v5/ais_per_test_overlaps_plot.py</text:a></text:p>
      <text:p text:style-name="P28"/>
      <text:p text:style-name="P29">Need personal access token to access git over https.</text:p>
      <text:p text:style-name="P29"/>
      <text:p text:style-name="P104">Constellation Status</text:p>
      <text:p text:style-name="P54"><text:a xlink:type="simple" xlink:href="https://docs.google.com/spreadsheets/d/1AjrIEoZiUTDH67HUJpE8jdpnO50WBk0pBTZ2wYP2y5M/edit#gid=1565691594" text:style-name="Internet_20_link" text:visited-style-name="Visited_20_Internet_20_Link">https://docs.google.com/spreadsheets/d/1AjrIEoZiUTDH67HUJpE8jdpnO50WBk0pBTZ2wYP2y5M/edit#gid=1565691594</text:a> </text:p>
      <text:p text:style-name="P54"/>
      <text:p text:style-name="P53"/>
      <text:p text:style-name="P53">Kibana, Telemetry cloud status</text:p>
      <text:p text:style-name="P53"><text:a xlink:type="simple" xlink:href="https://telemetry-es.cloud.spire.com/goto/40be120bd66745a354e9c016e54a3a97" text:style-name="Internet_20_link" text:visited-style-name="Visited_20_Internet_20_Link">https://telemetry-es.cloud.spire.com/goto/40be120bd66745a354e9c016e54a3a97</text:a> </text:p>
      <text:p text:style-name="P84"/>
      <text:p text:style-name="P84">18 Oct 2017</text:p>
      <text:p text:style-name="P83"/>
      <text:p text:style-name="P26">Happy Deepavali!</text:p>
      <text:p text:style-name="P83"/>
      <text:p text:style-name="P83">17 Oct 2017</text:p>
      <text:p text:style-name="P22">- 2<text:span text:style-name="T14">nd</text:span> Day of work at Spire!</text:p>
      <text:p text:style-name="P22">- Lets settle some admin stuff and get the git reposiory down.</text:p>
      <text:p text:style-name="P22"/>
      <text:p text:style-name="P23">Joined Slack</text:p>
      <text:p text:style-name="P23"># _palebluedor</text:p>
      <text:p text:style-name="P23"># ais</text:p>
      <text:p text:style-name="P23"># ais-payload-team</text:p>
      <text:p text:style-name="P12"># ais-pipeline-dev</text:p>
      <text:p text:style-name="P12"># ais-testing</text:p>
      <text:p text:style-name="P12"># dev-announce</text:p>
      <text:p text:style-name="P12"># industryintel</text:p>
      <text:p text:style-name="P12"># ops</text:p>
      <text:p text:style-name="P12"># photos</text:p>
      <text:p text:style-name="P12"># sg-dev</text:p>
      <text:p text:style-name="P12"># sg-office</text:p>
      <text:p text:style-name="P12"># sledbugs</text:p>
      <text:p text:style-name="P12"># spiretweets</text:p>
      <text:p text:style-name="P12"># technical-support</text:p>
      <text:p text:style-name="P12"/>
      <text:p text:style-name="P12">- <text:span text:style-name="T15">changing Google profile picture. <text:s/>Need to clear the browser cache for the top right corner picture to update.</text:span></text:p>
      <text:p text:style-name="P12">- <text:span text:style-name="T16">can’t access BambooHR</text:span></text:p>
      <text:p text:style-name="P12"/>
      <text:p text:style-name="P13">&gt;&gt; Questions to ask Jacqueline</text:p>
      <text:p text:style-name="P12">- <text:span text:style-name="T17">Exit protocol, arm alarm?</text:span></text:p>
      <text:p text:style-name="P12">- <text:span text:style-name="T17">Health benefit, how to use?</text:span></text:p>
      <text:p text:style-name="P12">- <text:span text:style-name="T18">Do I need business card?</text:span></text:p>
      <text:p text:style-name="P12">- <text:span text:style-name="T18">How much is season parking? <text:s/>Just curious.</text:span></text:p>
      <text:p text:style-name="P12"/>
      <text:p text:style-name="P14">Installing network printer</text:p>
      <text:p text:style-name="P14">- sudo apt-get install cups</text:p>
      <text:p text:style-name="P14">- then can put in IP address of the network printer.</text:p>
      <text:p text:style-name="P2"/>
      <text:p text:style-name="P15"><text:soft-page-break/>Joined Asana</text:p>
      <text:p text:style-name="P15"/>
      <text:p text:style-name="P17">Meeting with Andis 3-6pm, <text:span text:style-name="T19">learnt a lot about AIS stuff.</text:span></text:p>
      <text:p text:style-name="P17"/>
      <text:p text:style-name="P17">spire.zendesk.com</text:p>
      <text:p text:style-name="P18">singvpn.pvt.spire.com</text:p>
      <text:p text:style-name="P16"/>
      <text:p text:style-name="P2"/>
      <text:p text:style-name="P2">16 Oct 2017</text:p>
      <text:p text:style-name="P2"/>
      <text:p text:style-name="P9">- First Day at Spire</text:p>
      <text:p text:style-name="P9">- Team Lunch, Setting up Laptop Dell XPS13</text:p>
      <text:p text:style-name="P9"/>
      <text:p text:style-name="P1"><text:span text:style-name="T1">- Need to configure hard disk to boot using AHCI. </text:span><text:span text:style-name="T2">(Issue with Dell XPS13)</text:span></text:p>
      <text:p text:style-name="P4"/>
      <text:p text:style-name="P4">Getting Ubuntu to recoginise Hard Disk Drive</text:p>
      <text:p text:style-name="P9"/>
      <text:p text:style-name="P96">Run Command Prompt as Admin </text:p>
      <text:list xml:id="list830979110800425059" text:style-name="L2">
        <text:list-item>
          <text:p text:style-name="P111">Invoke a Safe Mode boot with the command: <text:span text:style-name="Source_20_Text">bcdedit /set {current} safeboot minimal</text:span> </text:p>
        </text:list-item>
        <text:list-item>
          <text:p text:style-name="P111">Restart the PC and enter your BIOS during bootup. </text:p>
        </text:list-item>
        <text:list-item>
          <text:p text:style-name="P111">Change from IDE to AHCI mode then <text:span text:style-name="Source_20_Text">Save &amp; Exit</text:span>. </text:p>
        </text:list-item>
        <text:list-item>
          <text:p text:style-name="P111">Windows 10 will launch in Safe Mode. </text:p>
        </text:list-item>
        <text:list-item>
          <text:p text:style-name="P111">Right click the Window icon and select to run the Command Prompt in Admin mode from among the various options. </text:p>
        </text:list-item>
        <text:list-item>
          <text:p text:style-name="P111">Cancel Safe Mode booting with the command: <text:span text:style-name="Source_20_Text">bcdedit /deletevalue {current} safeboot</text:span> </text:p>
        </text:list-item>
        <text:list-item>
          <text:p text:style-name="P105">Restart your PC once more and this time it will boot up normally but with AHCI mode activated. </text:p>
        </text:list-item>
      </text:list>
      <text:p text:style-name="P9"/>
      <text:p text:style-name="P4">Dual Boot Windows 10 and Ubuntu</text:p>
      <text:p text:style-name="P1"><text:span text:style-name="T1">- </text:span><text:a xlink:type="simple" xlink:href="https://www.tecmint.com/install-ubuntu-16-04-alongside-with-windows-10-or-8-in-dual-boot/" text:style-name="Internet_20_link" text:visited-style-name="Visited_20_Internet_20_Link">https://www.tecmint.com/install-ubuntu-16-04-alongside-with-windows-10-or-8-in-dual-boot/</text:a></text:p>
      <text:p text:style-name="P9">- use disk management in Windows 10 to shrink existing windows partition</text:p>
      <text:p text:style-name="P1"><text:span text:style-name="T1">- use Win32 Disk Imager to create bootable USB from </text:span><text:span text:style-name="T2">downloaded image</text:span></text:p>
      <text:p text:style-name="P10">- Install Ubuntu into unpartition space</text:p>
      <text:p text:style-name="P10"/>
      <text:p text:style-name="P3"><text:span text:style-name="T7">I</text:span><text:span text:style-name="T6">nstalling Google Chrome in Ubuntu 16.04 </text:span></text:p>
      <text:p text:style-name="P11">- can’t do it straight from Deb package from google main page. <text:s/>This is a known issue.</text:p>
      <text:p text:style-name="P11"/>
      <text:p text:style-name="P5"><text:span text:style-name="T12">1. </text:span><text:span text:style-name="Source_20_Text"><text:span text:style-name="T13">wget -q -O - https://dl-ssl.google.com/linux/linux_signing_key.pub | sudo apt-key add -</text:span></text:span></text:p>
      <text:p text:style-name="P5"><text:span text:style-name="T12">2. </text:span><text:span text:style-name="Source_20_Text"><text:span text:style-name="T13">echo 'deb [arch=amd64] http://dl.google.com/linux/chrome/deb/ stable main' | sudo tee /etc/apt/sources.list.d/google-chrome.list</text:span></text:span></text:p>
      <text:p text:style-name="P5"><text:span text:style-name="T12">3. </text:span><text:span text:style-name="Source_20_Text"><text:span text:style-name="T13">sudo apt-get update </text:span></text:span></text:p>
      <text:p text:style-name="P5"><text:span text:style-name="T12">4. </text:span><text:span text:style-name="Source_20_Text"><text:span text:style-name="T13">sudo apt-get install google-chrome-stable</text:span></text:span></text:p>
      <text:p text:style-name="P19"/>
      <text:p text:style-name="P7"/>
      <text:p text:style-name="P6"><text:span text:style-name="T6">- </text:span><text:span text:style-name="T8">Slack not set up yet</text:span></text:p>
      <text:p text:style-name="P6"><text:span text:style-name="T8">- Google 2FA </text:span><text:span text:style-name="T9">done for </text:span><text:a xlink:type="simple" xlink:href="mailto:weehong.yeo@spire.comt" text:style-name="Internet_20_link" text:visited-style-name="Visited_20_Internet_20_Link"><text:span text:style-name="T9">weehong.yeo@spire.com</text:span></text:a></text:p>
      <text:p text:style-name="P8"/>
      <text:p text:style-name="P6"><text:span text:style-name="T9">- </text:span><text:span text:style-name="T10">Met Ben and Gabe</text:span></text:p>
      <text:p text:style-name="P6"><text:span text:style-name="T10">- </text:span><text:span text:style-name="T11">Got Github setu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ato" svg:font-family="Lato"/>
    <style:font-face style:name="SFMono-Regular" svg:font-family="SFMono-Regular, Consolas, 'Liberation Mono', Menlo, Courier, monospace"/>
    <style:font-face style:name="andale mono" svg:font-family="'andale mono', 'lucida console', monospace"/>
    <style:font-face style:name="inherit" svg:font-family="inherit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5:23:48.691733549</meta:creation-date>
    <meta:generator>LibreOffice/5.1.6.2$Linux_X86_64 LibreOffice_project/10m0$Build-2</meta:generator>
    <dc:date>2017-10-24T10:47:59.437761468</dc:date>
    <meta:editing-duration>PT16H51M45S</meta:editing-duration>
    <meta:editing-cycles>50</meta:editing-cycles>
    <meta:document-statistic meta:table-count="0" meta:image-count="0" meta:object-count="0" meta:page-count="7" meta:paragraph-count="229" meta:word-count="1423" meta:character-count="9175" meta:non-whitespace-character-count="7959"/>
  </office:meta>
</office:document-meta>
</file>